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358697132281162461" text:style-name="L1">
        <text:list-item>
          <text:p text:style-name="P3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4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4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5517161597252840871" text:style-name="L2">
        <text:list-item>
          <text:p text:style-name="P4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44">Baixem al taller per comentar el funcionament i la connexió del pont de manómetres. Comentem els components del simulador de fred.</text:p>
        </text:list-item>
      </text:list>
      <text:p text:style-name="P24"/>
      <text:p text:style-name="P24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4179845606621214743" text:style-name="L3">
        <text:list-item>
          <text:p text:style-name="P4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45">Comentat exercici 1.3-1.</text:p>
        </text:list-item>
      </text:list>
      <text:p text:style-name="P25"/>
      <text:p text:style-name="P25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5973263311492878643" text:style-name="L4">
        <text:list-item>
          <text:p text:style-name="P46">Publicat codi d'accès al Classroom.</text:p>
        </text:list-item>
        <text:list-item>
          <text:p text:style-name="P54">Treball autònom tasca 1.</text:p>
        </text:list-item>
        <text:list-item>
          <text:p text:style-name="P4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6"/>
      <text:p text:style-name="P26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201761063770673" text:continue-numbering="true" text:style-name="L4">
        <text:list-item>
          <text:p text:style-name="P4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201760796265031" text:continue-numbering="true" text:style-name="L4">
        <text:list-item>
          <text:p text:style-name="P4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7"/>
      <text:p text:style-name="P38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28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1"/>
      <text:p text:style-name="P31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201759578239456" text:continue-numbering="true" text:style-name="L4">
        <text:list-item>
          <text:p text:style-name="P49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49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5">Comentem apartat 1.1 Temperatura y calor.</text:p>
        </text:list-item>
      </text:list>
      <text:p text:style-name="P32"/>
      <text:p text:style-name="P35">Di<text:span text:style-name="T12">vendres 10</text:span>/<text:span text:style-name="T7">10</text:span>/2<text:span text:style-name="T5">5</text:span></text:p>
      <text:p text:style-name="P35"/>
      <text:list xml:id="list201761012753127" text:continue-numbering="true" text:style-name="L4">
        <text:list-item>
          <text:p text:style-name="P5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6">Comentem apartat 1.2 Presión.</text:p>
        </text:list-item>
        <text:list-item>
          <text:p text:style-name="P56">Comentem apartat 1.2 Presión.</text:p>
        </text:list-item>
        <text:list-item>
          <text:p text:style-name="P56">Comentem els exercicis 1.3 Ejercicios temperatura y presión.</text:p>
        </text:list-item>
        <text:list-item>
          <text:p text:style-name="P56">Comentem apartat 1.4 Enegía y potencia</text:p>
        </text:list-item>
        <text:list-item>
          <text:p text:style-name="P57">Comentem els exercicis 1.<text:span text:style-name="T13">5</text:span> Ejercicios <text:span text:style-name="T13">energía y potencia</text:span>.</text:p>
        </text:list-item>
      </text:list>
      <text:p text:style-name="P33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36">Di<text:span text:style-name="T3">mecres</text:span><text:tab/><text:span text:style-name="T15">15</text:span>/<text:span text:style-name="T7">10</text:span>/2<text:span text:style-name="T5">5</text:span></text:p>
      <text:p text:style-name="P2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29"/>
      <text:p text:style-name="P36">Di<text:span text:style-name="T15">jous</text:span><text:tab/><text:tab/><text:span text:style-name="T15">16</text:span>/<text:span text:style-name="T7">10</text:span>/2<text:span text:style-name="T5">5</text:span></text:p>
      <text:list xml:id="list201759700446100" text:continue-numbering="true" text:style-name="L4">
        <text:list-item>
          <text:p text:style-name="P5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8">Comentem apartat 1.<text:span text:style-name="T15">5 Ejercicios energía y potencia</text:span>.</text:p>
        </text:list-item>
        <text:list-item>
          <text:p text:style-name="P58">Comentem apartat 1.<text:span text:style-name="T15">6.1 Calor específico</text:span></text:p>
        </text:list-item>
        <text:list-item>
          <text:p text:style-name="P58">Comentem apartat 1.<text:span text:style-name="T15">6.2 Calor sensible y latente</text:span></text:p>
        </text:list-item>
      </text:list>
      <text:p text:style-name="P34"/>
      <text:p text:style-name="P37">Divendres<text:tab/>17/10/25</text:p>
      <text:list xml:id="list201760016444781" text:continue-numbering="true" text:style-name="L4">
        <text:list-item>
          <text:p text:style-name="P5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9">Comentem apartat 1.6.3 Transmisión del calor</text:p>
        </text:list-item>
        <text:list-item>
          <text:p text:style-name="P59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0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61"/>
      <text:p text:style-name="P64">Di<text:span text:style-name="T17">jous<text:tab/></text:span><text:tab/><text:span text:style-name="T16">23</text:span>/<text:span text:style-name="T9">10</text:span>/2<text:span text:style-name="T5">5</text:span></text:p>
      <text:p text:style-name="P42"/>
      <text:list xml:id="list201760984003421" text:continue-numbering="true" text:style-name="L4">
        <text:list-item>
          <text:p text:style-name="P5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60">Comentem <text:span text:style-name="T17">exercicis 1.7-1 a 3</text:span></text:p>
        </text:list-item>
        <text:list-item>
          <text:p text:style-name="P62">Comentem apartat 1.8.1 Compresión de un gas a tempewratura constante</text:p>
        </text:list-item>
      </text:list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3T20:17:59.317351875</dc:date>
    <meta:editing-duration>PT2H28M56S</meta:editing-duration>
    <meta:editing-cycles>211</meta:editing-cycles>
    <meta:document-statistic meta:table-count="0" meta:image-count="0" meta:object-count="0" meta:page-count="3" meta:paragraph-count="64" meta:word-count="356" meta:character-count="2336" meta:non-whitespace-character-count="2059"/>
  </office:meta>
</office:document-meta>
</file>